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UNTIL 9 SEP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islate Against No Deal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table:formula="of:=[.A4]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Route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table:formula="of:=[.A7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4]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10]*[.B10]"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4]"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3]*[.B13]"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]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6]*[.B16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]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9]*[.B19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Corbyn – GE</text:p>
          </table:table-cell>
          <table:table-cell table:number-columns-repeated="9"/>
        </table:table-row>
        <table:table-row table:style-name="ro1">
          <table:table-cell table:formula="of:=[.G16]"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2]*[.B22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Centrist – GE</text:p>
          </table:table-cell>
          <table:table-cell table:number-columns-repeated="9"/>
        </table:table-row>
        <table:table-row table:style-name="ro1">
          <table:table-cell table:formula="of:=[.G16]"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5]*[.B25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administration</text:p>
          </table:table-cell>
          <table:table-cell table:number-columns-repeated="9"/>
        </table:table-row>
        <table:table-row table:style-name="ro1">
          <table:table-cell table:formula="of:=[.G19]"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28]*[.B28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– PV</text:p>
          </table:table-cell>
          <table:table-cell table:number-columns-repeated="9"/>
        </table:table-row>
        <table:table-row table:style-name="ro1">
          <table:table-cell table:formula="of:=[.G16]"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1]*[.B31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Y CONF PERIO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9"/>
        </table:table-row>
        <table:table-row table:style-name="ro1">
          <table:table-cell table:formula="of:=[.G10]"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6]*[.B36]"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</text:p>
          </table:table-cell>
          <table:table-cell table:number-columns-repeated="9"/>
        </table:table-row>
        <table:table-row table:style-name="ro1">
          <table:table-cell table:formula="of:=[.G36]" office:value-type="float" office:value="0.042" calcext:value-type="float">
            <text:p>0.042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39]*[.B39]" office:value-type="float" office:value="0.0378" calcext:value-type="float">
            <text:p>0.037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n’t agree</text:p>
          </table:table-cell>
          <table:table-cell table:number-columns-repeated="9"/>
        </table:table-row>
        <table:table-row table:style-name="ro1">
          <table:table-cell table:formula="of:=[.G36]"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2]*[.B42]" office:value-type="float" office:value="0.0042" calcext:value-type="float">
            <text:p>0.0042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Johnson accepts Backstop</text:p>
          </table:table-cell>
          <table:table-cell table:number-columns-repeated="9"/>
        </table:table-row>
        <table:table-row table:style-name="ro1">
          <table:table-cell table:formula="of:=[.G10]"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6]*[.B46]"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goes to BXL and requests more time</text:p>
          </table:table-cell>
          <table:table-cell table:number-columns-repeated="9"/>
        </table:table-row>
        <table:table-row table:style-name="ro1">
          <table:table-cell table:formula="of:=[.G10]"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9]*[.B49]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 unconditionally to grant more time</text:p>
          </table:table-cell>
          <table:table-cell table:number-columns-repeated="9"/>
        </table:table-row>
        <table:table-row table:style-name="ro1">
          <table:table-cell table:formula="of:=[.G49]" office:value-type="float" office:value="0.084" calcext:value-type="float">
            <text:p>0.08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2]*[.B52]"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 not agree to more time</text:p>
          </table:table-cell>
          <table:table-cell table:number-columns-repeated="9"/>
        </table:table-row>
        <table:table-row table:style-name="ro1">
          <table:table-cell table:formula="of:=[.G49]" office:value-type="float" office:value="0.084" calcext:value-type="float">
            <text:p>0.08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5]*[.B55]"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alls an election</text:p>
          </table:table-cell>
          <table:table-cell table:number-columns-repeated="9"/>
        </table:table-row>
        <table:table-row table:style-name="ro1">
          <table:table-cell table:formula="of:=[.G10]"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8]*[.B58]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ays he is trying to get a Deal</text:p>
          </table:table-cell>
          <table:table-cell table:number-columns-repeated="9"/>
        </table:table-row>
        <table:table-row table:style-name="ro1">
          <table:table-cell table:formula="of:=[.G10]"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61]*[.B61]"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K heads for Const crisis</text:p>
          </table:table-cell>
          <table:table-cell table:number-columns-repeated="9"/>
        </table:table-row>
        <table:table-row table:style-name="ro1">
          <table:table-cell table:formula="of:=[.G13]" office:value-type="float" office:value="0.28" calcext:value-type="float">
            <text:p>0.28</text:p>
          </table:table-cell>
          <table:table-cell table:number-columns-repeated="5"/>
          <table:table-cell table:formula="of:=[.A64]"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table:formula="of:=[.G19]" office:value-type="float" office:value="0.15" calcext:value-type="float">
            <text:p>0.15</text:p>
          </table:table-cell>
          <table:table-cell table:number-columns-repeated="5"/>
          <table:table-cell table:formula="of:=[.A65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64:.G65])"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TIL 31 OC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votes for Deal with orig Backstop</text:p>
          </table:table-cell>
          <table:table-cell table:number-columns-repeated="9"/>
        </table:table-row>
        <table:table-row table:style-name="ro1">
          <table:table-cell table:formula="of:=[.G39]" office:value-type="float" office:value="0.0378" calcext:value-type="float">
            <text:p>0.037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71]*[.B71]" office:value-type="float" office:value="0.01512" calcext:value-type="float">
            <text:p>0.0151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rejects Deal with orig Backstop</text:p>
          </table:table-cell>
          <table:table-cell table:number-columns-repeated="9"/>
        </table:table-row>
        <table:table-row table:style-name="ro1">
          <table:table-cell table:formula="of:=[.G39]" office:value-type="float" office:value="0.0378" calcext:value-type="float">
            <text:p>0.037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74]*[.B74]" office:value-type="float" office:value="0.02268" calcext:value-type="float">
            <text:p>0.0226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9"/>
        </table:table-row>
        <table:table-row table:style-name="ro1">
          <table:table-cell table:formula="of:=[.G74]" office:value-type="float" office:value="0.02268" calcext:value-type="float">
            <text:p>0.02268</text:p>
          </table:table-cell>
          <table:table-cell table:number-columns-repeated="5"/>
          <table:table-cell table:formula="of:=[.A77]" office:value-type="float" office:value="0.02268" calcext:value-type="float">
            <text:p>0.02268</text:p>
          </table:table-cell>
          <table:table-cell table:number-columns-repeated="3"/>
        </table:table-row>
        <table:table-row table:style-name="ro1">
          <table:table-cell table:formula="of:=[.G42]" office:value-type="float" office:value="0.0042" calcext:value-type="float">
            <text:p>0.0042</text:p>
          </table:table-cell>
          <table:table-cell table:number-columns-repeated="5"/>
          <table:table-cell table:formula="of:=[.A78]" office:value-type="float" office:value="0.0042" calcext:value-type="float">
            <text:p>0.004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77:.G78])" office:value-type="float" office:value="0.02688" calcext:value-type="float">
            <text:p>0.026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 Passes</text:p>
          </table:table-cell>
          <table:table-cell table:number-columns-repeated="9"/>
        </table:table-row>
        <table:table-row table:style-name="ro1">
          <table:table-cell table:formula="of:=[.G46]" office:value-type="float" office:value="0.042" calcext:value-type="float">
            <text:p>0.042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82]*[.B82]" office:value-type="float" office:value="0.0168" calcext:value-type="float">
            <text:p>0.016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 Fails</text:p>
          </table:table-cell>
          <table:table-cell table:number-columns-repeated="9"/>
        </table:table-row>
        <table:table-row table:style-name="ro1">
          <table:table-cell table:formula="of:=[.G46]" office:value-type="float" office:value="0.042" calcext:value-type="float">
            <text:p>0.042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85]*[.B85]" office:value-type="float" office:value="0.0252" calcext:value-type="float">
            <text:p>0.02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2/3 for Election</text:p>
          </table:table-cell>
          <table:table-cell table:number-columns-repeated="9"/>
        </table:table-row>
        <table:table-row table:style-name="ro1">
          <table:table-cell table:formula="of:=[.G85]" office:value-type="float" office:value="0.0252" calcext:value-type="float">
            <text:p>0.0252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88]*[.B88]" office:value-type="float" office:value="0.01008" calcext:value-type="float">
            <text:p>0.01008</text:p>
          </table:table-cell>
          <table:table-cell table:number-columns-repeated="3"/>
        </table:table-row>
        <table:table-row table:style-name="ro1">
          <table:table-cell table:formula="of:=[.G55]" office:value-type="float" office:value="0.042" calcext:value-type="float">
            <text:p>0.042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89]*[.B89]" office:value-type="float" office:value="0.0294" calcext:value-type="float">
            <text:p>0.0294</text:p>
          </table:table-cell>
          <table:table-cell table:number-columns-repeated="3"/>
        </table:table-row>
        <table:table-row table:style-name="ro1">
          <table:table-cell table:formula="of:=[.G58]" office:value-type="float" office:value="0.21" calcext:value-type="float">
            <text:p>0.21</text:p>
          </table:table-cell>
          <table:table-cell table:number-columns-repeated="5"/>
          <table:table-cell table:formula="of:=[.A90]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formula="of:=[.G22]" office:value-type="float" office:value="0.045" calcext:value-type="float">
            <text:p>0.045</text:p>
          </table:table-cell>
          <table:table-cell table:number-columns-repeated="5"/>
          <table:table-cell table:formula="of:=[.A91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formula="of:=[.G25]" office:value-type="float" office:value="0.045" calcext:value-type="float">
            <text:p>0.045</text:p>
          </table:table-cell>
          <table:table-cell table:number-columns-repeated="5"/>
          <table:table-cell table:formula="of:=[.A92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88:.G92])" office:value-type="float" office:value="0.33948" calcext:value-type="float">
            <text:p>0.33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on to BXL to ask to extend for election</text:p>
          </table:table-cell>
          <table:table-cell table:number-columns-repeated="9"/>
        </table:table-row>
        <table:table-row table:style-name="ro1">
          <table:table-cell table:formula="of:=[.G93]" office:value-type="float" office:value="0.33948" calcext:value-type="float">
            <text:p>0.33948</text:p>
          </table:table-cell>
          <table:table-cell table:number-columns-repeated="5"/>
          <table:table-cell table:formula="of:=[.A95]" office:value-type="float" office:value="0.33948" calcext:value-type="float">
            <text:p>0.33948</text:p>
          </table:table-cell>
          <table:table-cell table:number-columns-repeated="3"/>
        </table:table-row>
        <table:table-row table:style-name="ro1">
          <table:table-cell table:formula="of:=[.G28]" office:value-type="float" office:value="0.045" calcext:value-type="float">
            <text:p>0.045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3"/>
          <table:table-cell table:formula="of:=[.A96]*[.B96]*[.C96]" office:value-type="float" office:value="0.02205" calcext:value-type="float">
            <text:p>0.0220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5:.G96])" office:value-type="float" office:value="0.36153" calcext:value-type="float">
            <text:p>0.36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 refuses to prorogue</text:p>
          </table:table-cell>
          <table:table-cell table:number-columns-repeated="9"/>
        </table:table-row>
        <table:table-row table:style-name="ro1">
          <table:table-cell table:formula="of:=[.G66]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9]*[.B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ugham et all succeed</text:p>
          </table:table-cell>
          <table:table-cell table:number-columns-repeated="9"/>
        </table:table-row>
        <table:table-row table:style-name="ro1">
          <table:table-cell table:formula="of:=[.G66]" office:value-type="float" office:value="0.43" calcext:value-type="float">
            <text:p>0.4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02]*[.B102]" office:value-type="float" office:value="0.086" calcext:value-type="float">
            <text:p>0.08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rogation succeeds</text:p>
          </table:table-cell>
          <table:table-cell table:number-columns-repeated="9"/>
        </table:table-row>
        <table:table-row table:style-name="ro1">
          <table:table-cell table:formula="of:=[.G66]"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05]*[.B105]" office:value-type="float" office:value="0.344" calcext:value-type="float">
            <text:p>0.3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in October</text:p>
          </table:table-cell>
          <table:table-cell table:number-columns-repeated="9"/>
        </table:table-row>
        <table:table-row table:style-name="ro1">
          <table:table-cell table:formula="of:=[.G79]" office:value-type="float" office:value="0.02688" calcext:value-type="float">
            <text:p>0.02688</text:p>
          </table:table-cell>
          <table:table-cell table:number-columns-repeated="5"/>
          <table:table-cell table:formula="of:=[.A108]" office:value-type="float" office:value="0.02688" calcext:value-type="float">
            <text:p>0.02688</text:p>
          </table:table-cell>
          <table:table-cell table:number-columns-repeated="3"/>
        </table:table-row>
        <table:table-row table:style-name="ro1">
          <table:table-cell table:formula="of:=[.G85]" office:value-type="float" office:value="0.0252" calcext:value-type="float">
            <text:p>0.0252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09]*[.B109]" office:value-type="float" office:value="0.01008" calcext:value-type="float">
            <text:p>0.01008</text:p>
          </table:table-cell>
          <table:table-cell table:number-columns-repeated="3"/>
        </table:table-row>
        <table:table-row table:style-name="ro1">
          <table:table-cell table:formula="of:=[.G55]" office:value-type="float" office:value="0.042" calcext:value-type="float">
            <text:p>0.04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10]*[.B110]" office:value-type="float" office:value="0.0126" calcext:value-type="float">
            <text:p>0.0126</text:p>
          </table:table-cell>
          <table:table-cell table:number-columns-repeated="3"/>
        </table:table-row>
        <table:table-row table:style-name="ro1">
          <table:table-cell table:formula="of:=[.G61]" office:value-type="float" office:value="0.042" calcext:value-type="float">
            <text:p>0.042</text:p>
          </table:table-cell>
          <table:table-cell table:number-columns-repeated="5"/>
          <table:table-cell table:formula="of:=[.A111]"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formula="of:=[.G99]" office:value-type="float" office:value="0" calcext:value-type="float">
            <text:p>0</text:p>
          </table:table-cell>
          <table:table-cell table:number-columns-repeated="5"/>
          <table:table-cell table:formula="of:=[.A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G102]" office:value-type="float" office:value="0.086" calcext:value-type="float">
            <text:p>0.086</text:p>
          </table:table-cell>
          <table:table-cell table:number-columns-repeated="5"/>
          <table:table-cell table:formula="of:=[.A113]" office:value-type="float" office:value="0.086" calcext:value-type="float">
            <text:p>0.086</text:p>
          </table:table-cell>
          <table:table-cell table:number-columns-repeated="3"/>
        </table:table-row>
        <table:table-row table:style-name="ro1">
          <table:table-cell table:formula="of:=[.G105]" office:value-type="float" office:value="0.344" calcext:value-type="float">
            <text:p>0.344</text:p>
          </table:table-cell>
          <table:table-cell table:number-columns-repeated="5"/>
          <table:table-cell table:formula="of:=[.A114]" office:value-type="float" office:value="0.344" calcext:value-type="float">
            <text:p>0.34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8:.G114])" office:value-type="float" office:value="0.52156" calcext:value-type="float">
            <text:p>0.52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115]" office:value-type="float" office:value="0.52156" calcext:value-type="float">
            <text:p>0.5215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117]*[.B117]" office:value-type="float" office:value="0.312936" calcext:value-type="float">
            <text:p>0.3129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115]" office:value-type="float" office:value="0.52156" calcext:value-type="float">
            <text:p>0.5215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20]*[.B120]" office:value-type="float" office:value="0.208624" calcext:value-type="float">
            <text:p>0.2086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no administration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2936" calcext:value-type="float">
            <text:p>0.3129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23]*[.B123]" office:value-type="float" office:value="0.0312936" calcext:value-type="float">
            <text:p>0.03129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interim and GE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2936" calcext:value-type="float">
            <text:p>0.31293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26]*[.B126]" office:value-type="float" office:value="0.1251744" calcext:value-type="float">
            <text:p>0.12517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Corbyn and GE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2936" calcext:value-type="float">
            <text:p>0.312936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  <table:table-cell table:formula="of:=[.A129]*[.B129]" office:value-type="float" office:value="0.1251744" calcext:value-type="float">
            <text:p>0.12517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interim and PV</text:p>
          </table:table-cell>
          <table:table-cell table:number-columns-repeated="9"/>
        </table:table-row>
        <table:table-row table:style-name="ro1">
          <table:table-cell table:formula="of:=[.G117]" office:value-type="float" office:value="0.312936" calcext:value-type="float">
            <text:p>0.3129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32]*[.B132]" office:value-type="float" office:value="0.0312936" calcext:value-type="float">
            <text:p>0.03129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 last min extension</text:p>
          </table:table-cell>
          <table:table-cell table:number-columns-repeated="9"/>
        </table:table-row>
        <table:table-row table:style-name="ro1">
          <table:table-cell table:formula="of:=[.G120]" office:value-type="float" office:value="0.208624" calcext:value-type="float">
            <text:p>0.20862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35]*[.B135]" office:value-type="float" office:value="0.0417248" calcext:value-type="float">
            <text:p>0.0417248</text:p>
          </table:table-cell>
          <table:table-cell table:number-columns-repeated="3"/>
        </table:table-row>
        <table:table-row table:style-name="ro1">
          <table:table-cell table:formula="of:=[.G85]" office:value-type="float" office:value="0.0252" calcext:value-type="float">
            <text:p>0.025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36]*[.B136]" office:value-type="float" office:value="0.00504" calcext:value-type="float">
            <text:p>0.0050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35:.G136])" office:value-type="float" office:value="0.0467648" calcext:value-type="float">
            <text:p>0.04676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with original backstop</text:p>
          </table:table-cell>
          <table:table-cell table:number-columns-repeated="6"/>
          <table:table-cell office:value-type="string" calcext:value-type="string">
            <text:p>Percent</text:p>
          </table:table-cell>
          <table:table-cell table:number-columns-repeated="2"/>
        </table:table-row>
        <table:table-row table:style-name="ro1">
          <table:table-cell table:formula="of:=[.G71]" office:value-type="float" office:value="0.01512" calcext:value-type="float">
            <text:p>0.01512</text:p>
          </table:table-cell>
          <table:table-cell table:number-columns-repeated="5"/>
          <table:table-cell table:formula="of:=[.A142]" office:value-type="float" office:value="0.01512" calcext:value-type="float">
            <text:p>0.01512</text:p>
          </table:table-cell>
          <table:table-cell table:formula="of:=[.G142]*100" office:value-type="float" office:value="1.512" calcext:value-type="float">
            <text:p>1.512</text:p>
          </table:table-cell>
          <table:table-cell table:style-name="ce2" table:formula="of:=[.H142]" office:value-type="float" office:value="1.51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23]" office:value-type="float" office:value="0.0312936" calcext:value-type="float">
            <text:p>0.031293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45]*[.B145]" office:value-type="float" office:value="0.02503488" calcext:value-type="float">
            <text:p>0.02503488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6]" office:value-type="float" office:value="0.1251744" calcext:value-type="float">
            <text:p>0.1251744</text:p>
          </table:table-cell>
          <table:table-cell table:number-columns-repeated="5"/>
          <table:table-cell table:formula="of:=[.A146]" office:value-type="float" office:value="0.1251744" calcext:value-type="float">
            <text:p>0.125174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9]" office:value-type="float" office:value="0.1251744" calcext:value-type="float">
            <text:p>0.1251744</text:p>
          </table:table-cell>
          <table:table-cell table:number-columns-repeated="5"/>
          <table:table-cell table:formula="of:=[.A147]" office:value-type="float" office:value="0.1251744" calcext:value-type="float">
            <text:p>0.125174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97]" office:value-type="float" office:value="0.36153" calcext:value-type="float">
            <text:p>0.36153</text:p>
          </table:table-cell>
          <table:table-cell table:number-columns-repeated="5"/>
          <table:table-cell table:formula="of:=[.A148]" office:value-type="float" office:value="0.36153" calcext:value-type="float">
            <text:p>0.36153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45:.G148])" office:value-type="float" office:value="0.63691368" calcext:value-type="float">
            <text:p>0.63691368</text:p>
          </table:table-cell>
          <table:table-cell table:formula="of:=[.G149]*100" office:value-type="float" office:value="63.691368" calcext:value-type="float">
            <text:p>63.691368</text:p>
          </table:table-cell>
          <table:table-cell table:style-name="ce2" table:formula="of:=[.H149]" office:value-type="float" office:value="63.691368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32]" office:value-type="float" office:value="0.0312936" calcext:value-type="float">
            <text:p>0.0312936</text:p>
          </table:table-cell>
          <table:table-cell table:number-columns-repeated="5"/>
          <table:table-cell table:formula="of:=[.A152]" office:value-type="float" office:value="0.0312936" calcext:value-type="float">
            <text:p>0.0312936</text:p>
          </table:table-cell>
          <table:table-cell table:number-columns-repeated="3"/>
        </table:table-row>
        <table:table-row table:style-name="ro1">
          <table:table-cell table:formula="of:=[.G31]" office:value-type="float" office:value="0.015" calcext:value-type="float">
            <text:p>0.015</text:p>
          </table:table-cell>
          <table:table-cell table:number-columns-repeated="5"/>
          <table:table-cell table:formula="of:=[.A153]" office:value-type="float" office:value="0.015" calcext:value-type="float">
            <text:p>0.01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52:.G153])" office:value-type="float" office:value="0.0462936" calcext:value-type="float">
            <text:p>0.0462936</text:p>
          </table:table-cell>
          <table:table-cell table:formula="of:=[.G154]*100" office:value-type="float" office:value="4.62936" calcext:value-type="float">
            <text:p>4.62936</text:p>
          </table:table-cell>
          <table:table-cell table:style-name="ce2" table:formula="of:=[.H154]" office:value-type="float" office:value="4.62936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82]" office:value-type="float" office:value="0.0168" calcext:value-type="float">
            <text:p>0.0168</text:p>
          </table:table-cell>
          <table:table-cell table:number-columns-repeated="5"/>
          <table:table-cell table:formula="of:=[.A156]" office:value-type="float" office:value="0.0168" calcext:value-type="float">
            <text:p>0.0168</text:p>
          </table:table-cell>
          <table:table-cell table:formula="of:=[.G156]*100" office:value-type="float" office:value="1.68" calcext:value-type="float">
            <text:p>1.68</text:p>
          </table:table-cell>
          <table:table-cell table:style-name="ce2" table:formula="of:=[.H156]" office:value-type="float" office:value="1.68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23]" office:value-type="float" office:value="0.0312936" calcext:value-type="float">
            <text:p>0.031293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59]*[.B159]" office:value-type="float" office:value="0.00625872" calcext:value-type="float">
            <text:p>0.0062587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0]" office:value-type="float" office:value="0.208624" calcext:value-type="float">
            <text:p>0.2086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60]*[.B160]" office:value-type="float" office:value="0.1668992" calcext:value-type="float">
            <text:p>0.166899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28]" office:value-type="float" office:value="0.045" calcext:value-type="float">
            <text:p>0.04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61]*[.B161]" office:value-type="float" office:value="0.0135" calcext:value-type="float">
            <text:p>0.013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28]" office:value-type="float" office:value="0.045" calcext:value-type="float">
            <text:p>0.04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62]*[.B162]*[.C162]" office:value-type="float" office:value="0.00945" calcext:value-type="float">
            <text:p>0.0094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59:.G162])" office:value-type="float" office:value="0.19610792" calcext:value-type="float">
            <text:p>0.19610792</text:p>
          </table:table-cell>
          <table:table-cell table:formula="of:=[.G163]*100" office:value-type="float" office:value="19.610792" calcext:value-type="float">
            <text:p>19.610792</text:p>
          </table:table-cell>
          <table:table-cell table:style-name="ce2" table:formula="of:=[.H163]" office:value-type="float" office:value="19.610792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37]" office:value-type="float" office:value="0.0467648" calcext:value-type="float">
            <text:p>0.0467648</text:p>
          </table:table-cell>
          <table:table-cell table:number-columns-repeated="5"/>
          <table:table-cell table:formula="of:=[.A165]" office:value-type="float" office:value="0.0467648" calcext:value-type="float">
            <text:p>0.0467648</text:p>
          </table:table-cell>
          <table:table-cell/>
          <table:table-cell table:style-name="ce2"/>
          <table:table-cell/>
        </table:table-row>
        <table:table-row table:style-name="ro1">
          <table:table-cell table:formula="of:=[.G52]" office:value-type="float" office:value="0.042" calcext:value-type="float">
            <text:p>0.042</text:p>
          </table:table-cell>
          <table:table-cell table:number-columns-repeated="5"/>
          <table:table-cell table:formula="of:=[.A166]" office:value-type="float" office:value="0.042" calcext:value-type="float">
            <text:p>0.042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65:.G166])" office:value-type="float" office:value="0.0887648" calcext:value-type="float">
            <text:p>0.0887648</text:p>
          </table:table-cell>
          <table:table-cell table:formula="of:=[.G167]*100" office:value-type="float" office:value="8.87648" calcext:value-type="float">
            <text:p>8.87648</text:p>
          </table:table-cell>
          <table:table-cell table:style-name="ce2" table:formula="of:=[.H167]" office:value-type="float" office:value="8.87648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[.G142]+[.G149]+[.G152]+[.G156]+[.G163]+[.G167]" office:value-type="float" office:value="0.985" calcext:value-type="float">
            <text:p>0.985</text:p>
          </table:table-cell>
          <table:table-cell table:formula="of:=[.H142]+[.H149]+[.H154]+[.H156]+[.H163]+[.H167]" office:value-type="float" office:value="100" calcext:value-type="float">
            <text:p>100</text:p>
          </table:table-cell>
          <table:table-cell/>
          <table:table-cell table:formula="of:=SUM([.J142:.J16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3:57:52.827159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8-28T09:35:19.795242942</meta:creation-date>
    <meta:generator>LibreOffice/6.2.0.3$MacOSX_X86_64 LibreOffice_project/98c6a8a1c6c7b144ce3cc729e34964b47ce25d62</meta:generator>
    <dc:date>2019-08-29T15:59:09.403154231</dc:date>
    <dc:creator>Jon Worth</dc:creator>
    <meta:editing-duration>PT2H29M15S</meta:editing-duration>
    <meta:editing-cycles>9</meta:editing-cycles>
    <meta:document-statistic meta:table-count="1" meta:cell-count="256" meta:object-count="0"/>
  </office:meta>
</office:document-meta>
</file>